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Homework Wk 1</text:p>
          </table:table-cell>
          <table:table-cell office:value-type="string" calcext:value-type="string">
            <text:p>Quiz 1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aalcala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Alvarado</text:p>
          </table:table-cell>
          <table:table-cell office:value-type="string" calcext:value-type="string">
            <text:p>palvara1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ball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Bedford</text:p>
          </table:table-cell>
          <table:table-cell office:value-type="string" calcext:value-type="string">
            <text:p>ebedford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Householder</text:p>
          </table:table-cell>
          <table:table-cell office:value-type="string" calcext:value-type="string">
            <text:p>ahouseho@poets.whittier.edu</text:p>
          </table:table-cell>
          <table:table-cell/>
          <table:table-cell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Huckins</text:p>
          </table:table-cell>
          <table:table-cell office:value-type="string" calcext:value-type="string">
            <text:p>jhuckins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mily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list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onathan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jramir12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arubalca@poets.whittier.edu</text:p>
          </table:table-cell>
          <table:table-cell table:number-columns-repeated="2"/>
          <table:table-cell table:formula="of:=0.9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uss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gsimpso1@poets.whittier.edu</text:p>
          </table:table-cell>
          <table:table-cell table:number-columns-repeated="2"/>
          <table:table-cell table:formula="of:=0.8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iswan@poets.whittier.edu</text:p>
          </table:table-cell>
          <table:table-cell table:number-columns-repeated="2"/>
          <table:table-cell table:formula="of:=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Townsend</text:p>
          </table:table-cell>
          <table:table-cell office:value-type="string" calcext:value-type="string">
            <text:p>mtownse2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 style:display="false">
        <text:p>Page <text:page-number>1</text:page-number><text:s/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 </text:p>
        </style:region-left>
        <style:region-right>
          <text:p><text:date style:data-style-name="N2" text:date-value="2022-01-09">00/00/0000</text:date>, <text:time style:data-style-name="N2" text:time-value="15:33:00.885536136">00:00:00</text:time><text:s/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Jordan Hanson</meta:initial-creator>
    <meta:creation-date>2022-01-08T14:11:37</meta:creation-date>
    <dc:date>2022-01-09T15:53:54.226282162</dc:date>
    <meta:editing-duration>PT1H1M57S</meta:editing-duration>
    <meta:editing-cycles>23</meta:editing-cycles>
    <meta:document-statistic meta:table-count="1" meta:cell-count="72" meta:object-count="0"/>
  </office:meta>
</office:document-meta>
</file>